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12.3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chased Fro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Line Cos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rivetrain Battery</text:p>
          </table:table-cell>
          <table:table-cell table:number-columns-repeated="5"/>
          <table:table-cell table:formula="of:=[.E2]*[.F2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xiliary Battery</text:p>
          </table:table-cell>
          <table:table-cell table:number-columns-repeated="5"/>
          <table:table-cell table:formula="of:=[.E3]*[.F3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mo Case</text:p>
          </table:table-cell>
          <table:table-cell office:value-type="string" calcext:value-type="string">
            <text:p>DAS Outdoors</text:p>
          </table:table-cell>
          <table:table-cell office:value-type="string" calcext:value-type="string">
            <text:p>https://dasoutdoors.co.uk/products/30-cal-ammo-box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13" calcext:value-type="currency">
            <text:p>£13.00</text:p>
          </table:table-cell>
          <table:table-cell table:formula="of:=[.E4]*[.F4]" office:value-type="currency" office:currency="GBP" office:value="13" calcext:value-type="currency">
            <text:p>£13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5]*[.F5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me Bar Stock</text:p>
          </table:table-cell>
          <table:table-cell table:number-columns-repeated="5"/>
          <table:table-cell table:formula="of:=[.E6]*[.F6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E7]*[.F7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ysti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8]*[.F8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9]*[.F9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 Lights</text:p>
          </table:table-cell>
          <table:table-cell table:number-columns-repeated="5"/>
          <table:table-cell table:formula="of:=[.E10]*[.F10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11]*[.F11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ake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E12]*[.F12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13]*[.F13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14]*[.F14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SC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E15]*[.F15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vetrain Motor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currency" office:currency="GBP" office:value="90" calcext:value-type="currency">
            <text:p>£90.00</text:p>
          </table:table-cell>
          <table:table-cell table:formula="of:=[.E16]*[.F16]" office:value-type="currency" office:currency="GBP" office:value="180" calcext:value-type="currency">
            <text:p>£1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r Wheels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17]*[.F17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r Axle Bar St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18]*[.F18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r Axle Bearings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[.E19]*[.F19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vetrain Sprocket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20]*[.F20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ke Disc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21]*[.F21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vetrain Motor Mount Stock</text:p>
          </table:table-cell>
          <table:table-cell table:number-columns-repeated="5"/>
          <table:table-cell table:formula="of:=[.E22]*[.F22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23]*[.F23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nt Stub Axles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24]*[.F24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nt Wheels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25]*[.F25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ring Motor</text:p>
          </table:table-cell>
          <table:table-cell office:value-type="string" calcext:value-type="string">
            <text:p>Hobby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6]*[.F26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ring Bearing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E27]*[.F27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ring Chain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8]*[.F28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ring Sprocket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9]*[.F29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0]*[.F30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1]*[.F31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2]*[.F32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3]*[.F33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4]*[.F34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5]*[.F35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6]*[.F36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7]*[.F37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8]*[.F38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39]*[.F39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40]*[.F40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41]*[.F41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E42]*[.F42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1">
          <table:table-cell table:style-name="ce1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>£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8:14:56.900625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7T20:56:21.267405024</meta:creation-date>
    <dc:date>2021-10-18T18:24:40.028650790</dc:date>
    <meta:editing-duration>PT23M13S</meta:editing-duration>
    <meta:editing-cycles>17</meta:editing-cycles>
    <meta:generator>LibreOffice/7.2.2.2$Linux_X86_64 LibreOffice_project/20$Build-2</meta:generator>
    <dc:creator>Dan Nixon</dc:creator>
    <meta:document-statistic meta:table-count="1" meta:cell-count="108" meta:object-count="0"/>
  </office:meta>
</office:document-meta>
</file>